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BFBFBF"/>
    </style:style>
    <style:style style:name="ce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873125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2.831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3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1" table:default-cell-style-name="ce1"/>
        <table:table-column table:style-name="co6" table:default-cell-style-name="ce1"/>
        <table:table-column table:style-name="co3" table:number-columns-repeated="16373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Bosch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ercedes-Benz.i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Barky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OCUS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Siemens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ritical softwar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Fujitsu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Avlino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EDP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inder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Namecheap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ntellias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New Work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<text:a xlink:href="https://www.linkedin.com/company/euronext/life">Euronext</text:a>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Infraspeak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ecskill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Sonae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<text:a xlink:href="https://www.linkedin.com/company/ytechinnovation/life">Ytech</text:a>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Armis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We are Meta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Deloitte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GRiT Solutions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3">
            <text:p>Smart Consulting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Glintt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Metyis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hyphen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Natixis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Banco BPI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hitachi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Kantar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Noesis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fabamaq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Wunderman Thompson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NTT DATA<text:s/>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korber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Feedzai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WINPROVIT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Egor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Critical TechWorks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Pixelmatters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Codigree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4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It Sector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Ey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weezie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number-columns-repeated="16374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New Work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Blip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Finantech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1637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Ceiia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3">
            <text:p>agap2IT Portugal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devexperts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4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Volkswagen Digital Solutions 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C Softwar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-go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conium Digital Solutions </text:p>
          </table:table-cell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Soft Dev</meta:initial-creator>
    <dc:creator>Soft Dev</dc:creator>
    <meta:creation-date>2024-01-04T10:13:33Z</meta:creation-date>
    <dc:date>2024-01-04T11:59:56Z</dc:date>
  </office:meta>
</office:document-meta>
</file>